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BrowalliaUPC" svg:font-family="BrowalliaUPC" style:font-family-generic="swiss" style:font-pitch="variable" svg:panose-1="2 11 6 4 2 2 2 2 2 4"/>
    <style:font-face style:name="Palace Script MT" svg:font-family="Palace Script MT" style:font-family-generic="script" style:font-pitch="variable" svg:panose-1="3 3 3 2 2 6 7 12 11 5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I" text:start-value="10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/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paragraph-properties fo:text-indent="0.25in"/>
    </style:style>
    <style:style style:name="P6" style:parent-style-name="Standard" style:family="paragraph">
      <style:paragraph-properties fo:margin-left="0.9847in">
        <style:tab-stops/>
      </style:paragraph-properties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style="italic" style:font-style-asian="italic"/>
    </style:style>
    <style:style style:name="T9" style:parent-style-name="DefaultParagraphFont" style:family="text">
      <style:text-properties style:font-name="BrowalliaUPC" style:font-name-complex="BrowalliaUPC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fo:font-style="italic" style:font-style-asian="italic" fo:font-size="16pt" style:font-size-asian="16pt"/>
    </style:style>
    <style:style style:name="T11" style:parent-style-name="DefaultParagraphFont" style:family="text">
      <style:text-properties style:font-name="Palace Script MT" fo:color="#000000" fo:font-size="72pt" style:font-size-asian="72pt" style:font-size-complex="72pt"/>
    </style:style>
    <style:style style:name="T12" style:parent-style-name="DefaultParagraphFont" style:family="text">
      <style:text-properties fo:color="#A5A5A5"/>
    </style:style>
    <style:style style:name="T13" style:parent-style-name="DefaultParagraphFont" style:family="text">
      <style:text-properties fo:color="#FF0000"/>
    </style:style>
  </office:automatic-styles>
  <office:body>
    <office:text text:use-soft-page-breaks="true">
      <text:p text:style-name="P1"/>
      <text:p text:style-name="Standard">SCAMPER</text:p>
      <text:p text:style-name="Standard"/>
      <text:p text:style-name="P2">S)<text:s/>Substitute</text:p>
      <text:list text:style-name="LFO1" text:continue-numbering="true">
        <text:list-item>
          <text:p text:style-name="P3">what materials or resources can we substitute</text:p>
        </text:list-item>
      </text:list>
      <text:p text:style-name="Standard"><text:tab/>substitute trash cars to electronic ones</text:p>
      <text:p text:style-name="Standard"><text:tab/>substitute system to a trash sewers</text:p>
      <text:p text:style-name="Standard"><text:s text:c="6"/>2) <text:s/>What other product or<text:s/>process can we use</text:p>
      <text:p text:style-name="Standard"><text:tab/>Drones instead of trash cars</text:p>
      <text:p text:style-name="Standard"><text:tab/>IoT for automation of scheduling</text:p>
      <text:p text:style-name="Standard"><text:s text:c="6"/>3) <text:s/>Can you use this product somewhere else</text:p>
      <text:p text:style-name="Standard"><text:tab/>In other cities</text:p>
      <text:p text:style-name="Standard"><text:tab/>For collection of other products.</text:p>
      <text:list text:style-name="LFO2" text:continue-numbering="true">
        <text:list-item>
          <text:p text:style-name="P4">Combine</text:p>
        </text:list-item>
      </text:list>
      <text:p text:style-name="P5">1)<text:s/>What would happen if we combine this with an existing solution</text:p>
      <text:p text:style-name="P6">1)<text:s/>If we combine the application with the Venlo App, it will synergise and be more known to the local people.</text:p>
      <text:p text:style-name="Standard">2) COMBINE with another product?</text:p>
      <text:p text:style-name="Standard">- Sound when you throw in trash.</text:p>
      <text:p text:style-name="Standard"/>
      <text:p text:style-name="P7">A) Adapt</text:p>
      <text:p text:style-name="Standard"><text:s text:c="7"/>1.<text:s/><text:s/>How could you adapt or readjust this product to serve another purpose or use?</text:p>
      <text:p text:style-name="Standard"><text:tab/>- To calculate average waste generation by people</text:p>
      <text:p text:style-name="Standard"><text:tab/>- Implement this system for the small public trash bins as well.</text:p>
      <text:p text:style-name="Standard"><text:tab/></text:p>
      <text:p text:style-name="Standard">2. What else is like your product?<text:s/></text:p>
      <text:p text:style-name="Standard">- SmartTrash, Enevo, SmartWaste.</text:p>
      <text:p text:style-name="Standard"><text:s text:c="16"/></text:p>
      <text:p text:style-name="P8">M) Modify</text:p>
      <text:h text:style-name="Heading1" text:outline-level="1">1) What could you add to modify this product?</text:h>
      <text:p text:style-name="IntenseQuote">- Self driving garbage trucks<text:s/></text:p>
      <text:p text:style-name="Normal">2) What could you emphasize or highlight to create more value?<text:s/></text:p>
      <text:p text:style-name="Normal"><text:tab/>`- Emphasize community. Advertise system for Smart City improvements.</text:p>
      <text:p text:style-name="Standard"><text:tab/><text:span text:style-name="T9">P) Put to another use</text:span></text:p>
      <text:p text:style-name="Standard">1. Can you use this product somewhere else?</text:p>
      <text:p text:style-name="Standard"><text:tab/>`- In every industry where the process to collect or pick up something can be automated.</text:p>
      <text:p text:style-name="Standard"/>
      <text:p text:style-name="Standard"/>
      <text:p text:style-name="P10">E) Eliminate</text:p>
      <text:p text:style-name="Standard">1) What can you remove or simplify?</text:p>
      <text:p text:style-name="Standard">Simplify the collection process by removing critical steps.</text:p>
      <text:p text:style-name="Standard">2) What features, parts, or rules could you eliminate?</text:p>
      <text:soft-page-break/>
      <text:p text:style-name="Standard">- Remove the garbage.</text:p>
      <text:p text:style-name="Standard"/>
      <text:p text:style-name="Standard">R) Reverse</text:p>
      <text:p text:style-name="Standard">1) What if you tried to do<text:s/><text:span text:style-name="T11">the</text:span><text:span text:style-name="T12"><text:s/></text:span>exact opposite of what you are trying to do now?</text:p>
      <text:p text:style-name="Standard">- The garbage collection process would become even more complicated?</text:p>
      <text:p text:style-name="Standard"/>
      <text:p text:style-name="Standard">2) What would happen if you reversed this process?</text:p>
      <text:p text:style-name="Standard"><text:s/>- People would collect trash from the containers and bring it in their ho<text:span text:style-name="T13">m</text:span>es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BrowalliaUPC" svg:font-family="BrowalliaUPC" style:font-family-generic="swiss" style:font-pitch="variable" svg:panose-1="2 11 6 4 2 2 2 2 2 4"/>
    <style:font-face style:name="Palace Script MT" svg:font-family="Palace Script MT" style:font-family-generic="script" style:font-pitch="variable" svg:panose-1="3 3 3 2 2 6 7 12 11 5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5B9BD5" style:font-size-complex="10.5pt" fo:hyphenate="false"/>
    </style:style>
    <style:style style:name="IntenseQuoteChar" style:display-name="Intense Quote Char" style:family="text" style:parent-style-name="DefaultParagraphFont">
      <style:text-properties style:font-name-complex="Mangal" fo:font-style="italic" style:font-style-asian="italic" style:font-style-complex="italic" fo:color="#5B9BD5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I" text:start-value="10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rm Lecluse</meta:initial-creator>
    <dc:creator>Loek Ehren</dc:creator>
    <meta:creation-date>2017-02-24T11:44:00Z</meta:creation-date>
    <dc:date>2017-02-24T11:56:00Z</dc:date>
    <meta:template xlink:href="Normal.dotm" xlink:type="simple"/>
    <meta:editing-cycles>4</meta:editing-cycles>
    <meta:editing-duration>PT780S</meta:editing-duration>
    <meta:document-statistic meta:page-count="2" meta:paragraph-count="3" meta:word-count="265" meta:character-count="1778" meta:row-count="12" meta:non-whitespace-character-count="1516"/>
  </office:meta>
</office:document-meta>
</file>